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0.102cm"/>
    </style:style>
    <style:style style:name="gr3" style:family="graphic" style:parent-style-name="standard">
      <style:graphic-properties draw:textarea-horizontal-align="justify" draw:textarea-vertical-align="middle" draw:auto-grow-height="false" fo:min-height="1.121cm" fo:min-width="0.102cm"/>
    </style:style>
    <style:style style:name="gr4" style:family="graphic" style:parent-style-name="objectwithoutfill">
      <style:graphic-properties svg:stroke-color="#3465a4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4cm" fo:min-width="0.104cm"/>
    </style:style>
    <style:style style:name="gr7" style:family="graphic" style:parent-style-name="standard">
      <style:graphic-properties draw:textarea-horizontal-align="justify" draw:textarea-vertical-align="middle" draw:auto-grow-height="false" fo:min-height="0.718cm" fo:min-width="0.31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0.101cm"/>
    </style:style>
    <style:style style:name="gr10" style:family="graphic" style:parent-style-name="standard">
      <style:graphic-properties draw:textarea-horizontal-align="justify" draw:textarea-vertical-align="middle" draw:auto-grow-height="false" fo:min-height="0.73cm" fo:min-width="0.48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42cm" fo:min-width="0.102cm"/>
    </style:style>
    <style:style style:name="gr12" style:family="graphic" style:parent-style-name="standard">
      <style:graphic-properties draw:textarea-horizontal-align="justify" draw:textarea-vertical-align="middle" draw:auto-grow-height="false" fo:min-height="1.12cm" fo:min-width="0.102cm"/>
    </style:style>
    <style:style style:name="gr13" style:family="graphic" style:parent-style-name="standard">
      <style:graphic-properties draw:textarea-horizontal-align="justify" draw:textarea-vertical-align="middle" draw:auto-grow-height="false" fo:min-height="1.12cm" fo:min-width="0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6cm" fo:min-width="2.23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306cm"/>
      <style:paragraph-properties style:writing-mode="lr-tb"/>
    </style:style>
    <style:style style:name="gr22" style:family="graphic" style:parent-style-name="standard">
      <style:graphic-properties draw:stroke="none" draw:fill="none" fo:min-height="1.415cm"/>
      <style:paragraph-properties style:writing-mode="lr-tb"/>
    </style:style>
    <style:style style:name="gr23" style:family="graphic" style:parent-style-name="standard">
      <style:graphic-properties draw:stroke="none" draw:fill="none" fo:min-height="1.40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743cm" fo:min-width="0.1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ans" style:font-name-asian="Liberation Serif" style:font-name-complex="Liberation Serif"/>
    </style:style>
    <style:style style:name="T3" style:family="text">
      <style:text-properties fo:font-size="17.8999996185303pt"/>
    </style:style>
    <style:style style:name="T4" style:family="text">
      <style:text-properties style:font-name="Liberation Serif" fo:font-size="17.8999996185303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5.815cm" svg:y1="13.087cm" svg:x2="26.943cm" svg:y2="13.087cm">
            <text:p/>
          </draw:line>
          <draw:line draw:style-name="gr1" draw:text-style-name="P1" draw:layer="layout" svg:x1="25.815cm" svg:y1="13.087cm" svg:x2="26.943cm" svg:y2="13.087cm">
            <text:p/>
          </draw:line>
          <draw:line draw:style-name="gr1" draw:text-style-name="P1" draw:layer="layout" svg:x1="25.815cm" svg:y1="13.56cm" svg:x2="26.943cm" svg:y2="13.56cm">
            <text:p/>
          </draw:line>
          <draw:line draw:style-name="gr1" draw:text-style-name="P1" draw:layer="layout" svg:x1="26.371cm" svg:y1="14.2cm" svg:x2="26.38cm" svg:y2="13.557cm">
            <text:p/>
          </draw:line>
          <draw:line draw:style-name="gr1" draw:text-style-name="P1" draw:layer="layout" svg:x1="26.371cm" svg:y1="13.097cm" svg:x2="26.38cm" svg:y2="12.454cm">
            <text:p/>
          </draw:line>
        </draw:g>
        <draw:g>
          <draw:custom-shape draw:style-name="gr2" draw:text-style-name="P2" draw:layer="layout" svg:width="0.602cm" svg:height="1.905cm" svg:x="26.943cm" svg:y="9.641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7.249cm" svg:y1="9.648cm" svg:x2="27.261cm" svg:y2="8.768cm">
            <text:p/>
          </draw:line>
          <draw:line draw:style-name="gr1" draw:text-style-name="P1" draw:layer="layout" svg:x1="27.249cm" svg:y1="12.454cm" svg:x2="27.261cm" svg:y2="11.574cm">
            <text:p/>
          </draw:line>
        </draw:g>
        <draw:g>
          <draw:custom-shape draw:style-name="gr3" draw:text-style-name="P2" draw:layer="layout" svg:width="0.602cm" svg:height="1.371cm" svg:x="26.041cm" svg:y="14.718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6.346cm" svg:y1="14.724cm" svg:x2="26.358cm" svg:y2="14.091cm">
            <text:p/>
          </draw:line>
          <draw:line draw:style-name="gr1" draw:text-style-name="P1" draw:layer="layout" svg:x1="26.346cm" svg:y1="16.742cm" svg:x2="26.358cm" svg:y2="16.109cm">
            <text:p/>
          </draw:line>
        </draw:g>
        <draw:g>
          <draw:line draw:style-name="gr1" draw:text-style-name="P1" draw:layer="layout" svg:x1="22.887cm" svg:y1="17.612cm" svg:x2="19.873cm" svg:y2="17.631cm">
            <text:p/>
          </draw:line>
          <draw:line draw:style-name="gr1" draw:text-style-name="P1" draw:layer="layout" svg:x1="22.888cm" svg:y1="17.601cm" svg:x2="19.874cm" svg:y2="17.62cm">
            <text:p/>
          </draw:line>
          <draw:line draw:style-name="gr1" draw:text-style-name="P1" draw:layer="layout" svg:x1="20.695cm" svg:y1="18.028cm" svg:x2="22.193cm" svg:y2="18.028cm">
            <text:p/>
          </draw:line>
          <draw:line draw:style-name="gr1" draw:text-style-name="P1" draw:layer="layout" svg:x1="21.1cm" svg:y1="18.385cm" svg:x2="21.82cm" svg:y2="18.385cm">
            <text:p/>
          </draw:line>
          <draw:line draw:style-name="gr1" draw:text-style-name="P1" draw:layer="layout" svg:x1="21.419cm" svg:y1="17.586cm" svg:x2="21.431cm" svg:y2="16.666cm">
            <text:p/>
          </draw:line>
        </draw:g>
        <draw:line draw:style-name="gr4" draw:text-style-name="P3" draw:layer="layout" svg:x1="0.767cm" svg:y1="16.742cm" svg:x2="0.767cm" svg:y2="12.078cm">
          <text:p/>
        </draw:line>
        <draw:line draw:style-name="gr5" draw:text-style-name="P3" draw:layer="layout" svg:x1="7.461cm" svg:y1="8.843cm" svg:x2="9.718cm" svg:y2="8.843cm">
          <text:p/>
        </draw:line>
        <draw:line draw:style-name="gr5" draw:text-style-name="P3" draw:layer="layout" svg:x1="0.767cm" svg:y1="8.843cm" svg:x2="3.024cm" svg:y2="8.843cm">
          <text:p/>
        </draw:line>
        <draw:line draw:style-name="gr5" draw:text-style-name="P3" draw:layer="layout" svg:x1="4.452cm" svg:y1="8.843cm" svg:x2="6.709cm" svg:y2="8.843cm">
          <text:p/>
        </draw:line>
        <draw:g>
          <draw:line draw:style-name="gr1" draw:text-style-name="P1" draw:layer="layout" svg:x1="6.694cm" svg:y1="9.595cm" svg:x2="6.694cm" svg:y2="8.079cm">
            <text:p/>
          </draw:line>
          <draw:line draw:style-name="gr1" draw:text-style-name="P1" draw:layer="layout" svg:x1="6.694cm" svg:y1="9.595cm" svg:x2="6.694cm" svg:y2="8.079cm">
            <text:p/>
          </draw:line>
          <draw:line draw:style-name="gr1" draw:text-style-name="P1" draw:layer="layout" svg:x1="7.372cm" svg:y1="9.595cm" svg:x2="7.372cm" svg:y2="8.079cm">
            <text:p/>
          </draw:line>
          <draw:line draw:style-name="gr1" draw:text-style-name="P1" draw:layer="layout" svg:x1="8.289cm" svg:y1="8.849cm" svg:x2="7.369cm" svg:y2="8.837cm">
            <text:p/>
          </draw:line>
          <draw:line draw:style-name="gr1" draw:text-style-name="P1" draw:layer="layout" svg:x1="6.708cm" svg:y1="8.849cm" svg:x2="5.788cm" svg:y2="8.837cm">
            <text:p/>
          </draw:line>
        </draw:g>
        <draw:g>
          <draw:custom-shape draw:style-name="gr6" draw:text-style-name="P2" draw:layer="layout" svg:width="0.604cm" svg:height="1.99cm" draw:transform="rotate (1.5707963267949) translate (2.414cm 9.144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.421cm" svg:y1="8.838cm" svg:x2="1.501cm" svg:y2="8.826cm">
            <text:p/>
          </draw:line>
          <draw:line draw:style-name="gr1" draw:text-style-name="P1" draw:layer="layout" svg:x1="5.355cm" svg:y1="8.838cm" svg:x2="4.435cm" svg:y2="8.826cm">
            <text:p/>
          </draw:line>
        </draw:g>
        <draw:line draw:style-name="gr5" draw:text-style-name="P3" draw:layer="layout" svg:x1="9.567cm" svg:y1="8.843cm" svg:x2="11.523cm" svg:y2="8.843cm">
          <text:p/>
        </draw:line>
        <draw:line draw:style-name="gr4" draw:text-style-name="P3" draw:layer="layout" svg:x1="9.043cm" svg:y1="8.841cm" svg:x2="9.043cm" svg:y2="3.952cm">
          <text:p/>
        </draw:line>
        <draw:line draw:style-name="gr5" draw:text-style-name="P3" draw:layer="layout" svg:x1="24.762cm" svg:y1="12.454cm" svg:x2="27.319cm" svg:y2="12.454cm">
          <text:p/>
        </draw:line>
        <draw:line draw:style-name="gr4" draw:text-style-name="P3" draw:layer="layout" svg:x1="24.837cm" svg:y1="12.454cm" svg:x2="24.837cm" svg:y2="10.498cm">
          <text:p/>
        </draw:line>
        <draw:line draw:style-name="gr4" draw:text-style-name="P3" draw:layer="layout" svg:x1="24.837cm" svg:y1="10.799cm" svg:x2="24.837cm" svg:y2="8.843cm">
          <text:p/>
        </draw:line>
        <draw:g>
          <draw:custom-shape draw:style-name="gr7" draw:text-style-name="P2" draw:layer="layout" svg:width="1.619cm" svg:height="1.936cm" svg:x="24.01cm" svg:y="9.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1" draw:layer="layout" svg:x1="24.817cm" svg:y1="10.082cm" svg:x2="24.817cm" svg:y2="11.034cm">
            <text:p/>
          </draw:line>
        </draw:g>
        <draw:line draw:style-name="gr5" draw:text-style-name="P3" draw:layer="layout" svg:x1="14.682cm" svg:y1="8.843cm" svg:x2="21.753cm" svg:y2="8.843cm">
          <text:p/>
        </draw:line>
        <draw:g>
          <draw:custom-shape draw:style-name="gr9" draw:text-style-name="P2" draw:layer="layout" svg:width="0.601cm" svg:height="1.905cm" svg:x="21.378cm" svg:y="9.716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1.683cm" svg:y1="9.723cm" svg:x2="21.695cm" svg:y2="8.843cm">
            <text:p/>
          </draw:line>
          <draw:line draw:style-name="gr1" draw:text-style-name="P1" draw:layer="layout" svg:x1="21.683cm" svg:y1="12.529cm" svg:x2="21.695cm" svg:y2="11.649cm">
            <text:p/>
          </draw:line>
        </draw:g>
        <draw:line draw:style-name="gr5" draw:text-style-name="P3" draw:layer="layout" svg:x1="21.678cm" svg:y1="12.454cm" svg:x2="24.837cm" svg:y2="12.454cm">
          <text:p/>
        </draw:line>
        <draw:line draw:style-name="gr5" draw:text-style-name="P3" draw:layer="layout" svg:x1="0.767cm" svg:y1="16.666cm" svg:x2="29.2cm" svg:y2="16.741cm">
          <text:p/>
        </draw:line>
        <draw:line draw:style-name="gr4" draw:text-style-name="P3" draw:layer="layout" svg:x1="0.8cm" svg:y1="12.4cm" svg:x2="0.767cm" svg:y2="8.843cm">
          <text:p/>
        </draw:line>
        <draw:custom-shape draw:style-name="gr10" draw:text-style-name="P4" draw:layer="layout" svg:width="1.385cm" svg:height="1.386cm" svg:x="0.058cm" svg:y="12.067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9.496cm" svg:y1="16.741cm" svg:x2="19.496cm" svg:y2="8.843cm">
          <text:p/>
        </draw:line>
        <draw:g>
          <draw:custom-shape draw:style-name="gr11" draw:text-style-name="P2" draw:layer="layout" svg:width="0.602cm" svg:height="1.992cm" svg:x="19.196cm" svg:y="10.734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9.502cm" svg:y1="10.741cm" svg:x2="19.514cm" svg:y2="9.821cm">
            <text:p/>
          </draw:line>
          <draw:line draw:style-name="gr1" draw:text-style-name="P1" draw:layer="layout" svg:x1="19.502cm" svg:y1="13.676cm" svg:x2="19.514cm" svg:y2="12.756cm">
            <text:p/>
          </draw:line>
        </draw:g>
        <draw:g>
          <draw:custom-shape draw:style-name="gr2" draw:text-style-name="P2" draw:layer="layout" svg:width="0.602cm" svg:height="1.905cm" svg:x="16.788cm" svg:y="9.641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7.094cm" svg:y1="9.648cm" svg:x2="17.106cm" svg:y2="8.768cm">
            <text:p/>
          </draw:line>
          <draw:line draw:style-name="gr1" draw:text-style-name="P1" draw:layer="layout" svg:x1="17.094cm" svg:y1="12.454cm" svg:x2="17.106cm" svg:y2="11.574cm">
            <text:p/>
          </draw:line>
        </draw:g>
        <draw:line draw:style-name="gr5" draw:text-style-name="P3" draw:layer="layout" svg:x1="14.607cm" svg:y1="12.454cm" svg:x2="17.164cm" svg:y2="12.454cm">
          <text:p/>
        </draw:line>
        <draw:line draw:style-name="gr4" draw:text-style-name="P3" draw:layer="layout" svg:x1="14.682cm" svg:y1="12.454cm" svg:x2="14.682cm" svg:y2="10.498cm">
          <text:p/>
        </draw:line>
        <draw:line draw:style-name="gr4" draw:text-style-name="P3" draw:layer="layout" svg:x1="14.682cm" svg:y1="10.799cm" svg:x2="14.682cm" svg:y2="8.843cm">
          <text:p/>
        </draw:line>
        <draw:g>
          <draw:custom-shape draw:style-name="gr7" draw:text-style-name="P2" draw:layer="layout" svg:width="1.619cm" svg:height="1.936cm" svg:x="13.881cm" svg:y="9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1" draw:layer="layout" svg:x1="14.689cm" svg:y1="10.162cm" svg:x2="14.689cm" svg:y2="11.114cm">
            <text:p/>
          </draw:line>
        </draw:g>
        <draw:g>
          <draw:custom-shape draw:style-name="gr9" draw:text-style-name="P2" draw:layer="layout" svg:width="0.601cm" svg:height="1.905cm" svg:x="11.222cm" svg:y="9.716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528cm" svg:y1="9.723cm" svg:x2="11.54cm" svg:y2="8.843cm">
            <text:p/>
          </draw:line>
          <draw:line draw:style-name="gr1" draw:text-style-name="P1" draw:layer="layout" svg:x1="11.528cm" svg:y1="12.529cm" svg:x2="11.54cm" svg:y2="11.649cm">
            <text:p/>
          </draw:line>
        </draw:g>
        <draw:line draw:style-name="gr5" draw:text-style-name="P3" draw:layer="layout" svg:x1="11.523cm" svg:y1="12.454cm" svg:x2="14.682cm" svg:y2="12.454cm">
          <text:p/>
        </draw:line>
        <draw:line draw:style-name="gr5" draw:text-style-name="P5" draw:layer="layout" svg:x1="24.837cm" svg:y1="8.843cm" svg:x2="29.2cm" svg:y2="8.843cm">
          <text:p/>
        </draw:line>
        <draw:line draw:style-name="gr4" draw:text-style-name="P3" draw:layer="layout" svg:x1="12.576cm" svg:y1="16.741cm" svg:x2="12.576cm" svg:y2="13.883cm">
          <text:p/>
        </draw:line>
        <draw:g>
          <draw:custom-shape draw:style-name="gr12" draw:text-style-name="P2" draw:layer="layout" svg:width="0.602cm" svg:height="1.37cm" svg:x="12.275cm" svg:y="13.064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2.581cm" svg:y1="13.069cm" svg:x2="12.593cm" svg:y2="12.436cm">
            <text:p/>
          </draw:line>
          <draw:line draw:style-name="gr1" draw:text-style-name="P1" draw:layer="layout" svg:x1="12.581cm" svg:y1="15.087cm" svg:x2="12.593cm" svg:y2="14.454cm">
            <text:p/>
          </draw:line>
        </draw:g>
        <draw:line draw:style-name="gr4" draw:text-style-name="P3" draw:layer="layout" svg:x1="14.005cm" svg:y1="16.741cm" svg:x2="14.005cm" svg:y2="14.259cm">
          <text:p/>
        </draw:line>
        <draw:g>
          <draw:line draw:style-name="gr1" draw:text-style-name="P1" draw:layer="layout" svg:x1="13.253cm" svg:y1="13.409cm" svg:x2="14.757cm" svg:y2="13.409cm">
            <text:p/>
          </draw:line>
          <draw:line draw:style-name="gr1" draw:text-style-name="P1" draw:layer="layout" svg:x1="13.253cm" svg:y1="13.409cm" svg:x2="14.757cm" svg:y2="13.409cm">
            <text:p/>
          </draw:line>
          <draw:line draw:style-name="gr1" draw:text-style-name="P1" draw:layer="layout" svg:x1="13.253cm" svg:y1="14.123cm" svg:x2="14.757cm" svg:y2="14.123cm">
            <text:p/>
          </draw:line>
          <draw:line draw:style-name="gr1" draw:text-style-name="P1" draw:layer="layout" svg:x1="13.995cm" svg:y1="15.087cm" svg:x2="14.007cm" svg:y2="14.117cm">
            <text:p/>
          </draw:line>
          <draw:line draw:style-name="gr1" draw:text-style-name="P1" draw:layer="layout" svg:x1="13.995cm" svg:y1="13.424cm" svg:x2="14.007cm" svg:y2="12.454cm">
            <text:p/>
          </draw:line>
        </draw:g>
        <draw:line draw:style-name="gr4" draw:text-style-name="P3" draw:layer="layout" svg:x1="23.032cm" svg:y1="16.741cm" svg:x2="23.032cm" svg:y2="14.259cm">
          <text:p/>
        </draw:line>
        <draw:g>
          <draw:custom-shape draw:style-name="gr13" draw:text-style-name="P2" draw:layer="layout" svg:width="0.601cm" svg:height="1.37cm" svg:x="22.731cm" svg:y="13.064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3.037cm" svg:y1="13.069cm" svg:x2="23.049cm" svg:y2="12.436cm">
            <text:p/>
          </draw:line>
          <draw:line draw:style-name="gr1" draw:text-style-name="P1" draw:layer="layout" svg:x1="23.037cm" svg:y1="15.087cm" svg:x2="23.049cm" svg:y2="14.454cm">
            <text:p/>
          </draw:line>
        </draw:g>
        <draw:line draw:style-name="gr4" draw:text-style-name="P3" draw:layer="layout" svg:x1="29.2cm" svg:y1="16.816cm" svg:x2="29.2cm" svg:y2="3.7cm">
          <text:p/>
        </draw:line>
        <draw:frame draw:style-name="gr14" draw:text-style-name="P6" draw:layer="layout" svg:width="1.734cm" svg:height="0.962cm" svg:x="2.6cm" svg:y="7.5cm">
          <draw:text-box>
            <text:p>R_S</text:p>
          </draw:text-box>
        </draw:frame>
        <draw:frame draw:style-name="gr15" draw:text-style-name="P6" draw:layer="layout" svg:width="1.7cm" svg:height="0.962cm" svg:x="1.7cm" svg:y="12.2cm">
          <draw:text-box>
            <text:p>V_S</text:p>
          </draw:text-box>
        </draw:frame>
        <draw:frame draw:style-name="gr16" draw:text-style-name="P6" draw:layer="layout" svg:width="1.662cm" svg:height="0.962cm" svg:x="6.2cm" svg:y="7.1cm">
          <draw:text-box>
            <text:p>C_1</text:p>
          </draw:text-box>
        </draw:frame>
        <draw:frame draw:style-name="gr17" draw:text-style-name="P6" draw:layer="layout" svg:width="2.085cm" svg:height="0.962cm" svg:x="6.8cm" svg:y="11.8cm">
          <draw:text-box>
            <text:p>R_B2</text:p>
          </draw:text-box>
        </draw:frame>
        <draw:frame draw:style-name="gr18" draw:text-style-name="P6" draw:layer="layout" svg:width="1.95cm" svg:height="0.962cm" draw:transform="rotate (-1.54828157944417) translate (12.786cm 9.648cm)">
          <draw:text-box>
            <text:p>R_<text:span text:style-name="T1">π1</text:span></text:p>
          </draw:text-box>
        </draw:frame>
        <draw:frame draw:style-name="gr19" draw:text-style-name="P6" draw:layer="layout" svg:width="2.134cm" svg:height="1.673cm" svg:x="10.1cm" svg:y="13.3cm">
          <draw:text-box>
            <text:p>R_E1</text:p>
          </draw:text-box>
        </draw:frame>
        <draw:frame draw:style-name="gr14" draw:text-style-name="P6" draw:layer="layout" svg:width="1.734cm" svg:height="0.962cm" svg:x="14.8cm" svg:y="13.3cm">
          <draw:text-box>
            <text:p>C_E</text:p>
          </draw:text-box>
        </draw:frame>
        <draw:frame draw:style-name="gr19" draw:text-style-name="P6" draw:layer="layout" svg:width="4.494cm" svg:height="1.673cm" draw:transform="rotate (1.56643300366491) translate (13.1cm 12.294cm)">
          <draw:text-box>
            <text:p>gm1*V_<text:span text:style-name="T1">π</text:span><text:span text:style-name="T2">1</text:span></text:p>
          </draw:text-box>
        </draw:frame>
        <draw:frame draw:style-name="gr20" draw:text-style-name="P7" draw:layer="layout" svg:width="2.733cm" svg:height="3.786cm" svg:x="10.5cm" svg:y="8.8cm">
          <draw:text-box draw:corner-radius="0.756cm">
            <text:p><text:span text:style-name="T3">+</text:span></text:p>
            <text:p><text:span text:style-name="T3"/></text:p>
            <text:p><text:span text:style-name="T3"/></text:p>
            <text:p><text:span text:style-name="T3"/></text:p>
            <text:p><text:span text:style-name="T3">-</text:span></text:p>
          </draw:text-box>
        </draw:frame>
        <draw:line draw:style-name="gr4" draw:text-style-name="P3" draw:layer="layout" svg:x1="9.043cm" svg:y1="5.742cm" svg:x2="9cm" svg:y2="3.6cm">
          <text:p/>
        </draw:line>
        <draw:frame draw:style-name="gr21" draw:text-style-name="P6" draw:layer="layout" svg:width="1.806cm" svg:height="0.958cm" draw:transform="rotate (1.58510802666125) translate (10.237cm 11.589cm)">
          <draw:text-box>
            <text:p text:style-name="P8"><text:span text:style-name="T3">v</text:span><text:span text:style-name="T3">_</text:span><text:span text:style-name="T4">π</text:span><text:span text:style-name="T4">1</text:span></text:p>
          </draw:text-box>
        </draw:frame>
        <draw:frame draw:style-name="gr22" draw:text-style-name="P9" draw:layer="layout" svg:width="2.306cm" svg:height="1.665cm" svg:x="15.2cm" svg:y="8.8cm">
          <draw:text-box>
            <text:p><text:span text:style-name="T3">R_o1</text:span></text:p>
          </draw:text-box>
        </draw:frame>
        <draw:frame draw:style-name="gr23" draw:text-style-name="P9" draw:layer="layout" svg:width="1.806cm" svg:height="1.657cm" svg:x="17.5cm" svg:y="11.501cm">
          <draw:text-box>
            <text:p><text:span text:style-name="T3">R</text:span><text:span text:style-name="T3">_</text:span><text:span text:style-name="T3">c</text:span></text:p>
          </draw:text-box>
        </draw:frame>
        <draw:frame draw:style-name="gr21" draw:text-style-name="P6" draw:layer="layout" svg:width="1.806cm" svg:height="0.958cm" draw:transform="rotate (1.58510802666125) translate (20.337cm 11.589cm)">
          <draw:text-box>
            <text:p text:style-name="P8"><text:span text:style-name="T3">v_</text:span><text:span text:style-name="T4">π2</text:span></text:p>
          </draw:text-box>
        </draw:frame>
        <draw:frame draw:style-name="gr20" draw:text-style-name="P7" draw:layer="layout" svg:width="2.733cm" svg:height="3.786cm" svg:x="20.367cm" svg:y="9.014cm">
          <draw:text-box draw:corner-radius="0.756cm">
            <text:p><text:span text:style-name="T3">+</text:span></text:p>
            <text:p><text:span text:style-name="T3"/></text:p>
            <text:p><text:span text:style-name="T3"/></text:p>
            <text:p><text:span text:style-name="T3"/></text:p>
            <text:p><text:span text:style-name="T3">-</text:span></text:p>
          </draw:text-box>
        </draw:frame>
        <draw:frame draw:style-name="gr19" draw:text-style-name="P6" draw:layer="layout" svg:width="4.494cm" svg:height="1.673cm" draw:transform="rotate (1.56643300366491) translate (23.339cm 12.192cm)">
          <draw:text-box>
            <text:p>gm2*V_<text:span text:style-name="T1">π</text:span><text:span text:style-name="T2">2</text:span></text:p>
          </draw:text-box>
        </draw:frame>
        <draw:frame draw:style-name="gr22" draw:text-style-name="P9" draw:layer="layout" svg:width="2.2cm" svg:height="1.665cm" svg:x="25.2cm" svg:y="9.101cm">
          <draw:text-box>
            <text:p><text:span text:style-name="T3">R</text:span><text:span text:style-name="T3">_</text:span><text:span text:style-name="T3">o</text:span><text:span text:style-name="T3">2</text:span></text:p>
          </draw:text-box>
        </draw:frame>
        <draw:frame draw:style-name="gr19" draw:text-style-name="P6" draw:layer="layout" svg:width="2.134cm" svg:height="1.673cm" svg:x="20.8cm" svg:y="13.101cm">
          <draw:text-box>
            <text:p>R_E2</text:p>
          </draw:text-box>
        </draw:frame>
        <draw:frame draw:style-name="gr16" draw:text-style-name="P6" draw:layer="layout" svg:width="1.662cm" svg:height="0.962cm" svg:x="24.2cm" svg:y="12.9cm">
          <draw:text-box>
            <text:p>C_2</text:p>
          </draw:text-box>
        </draw:frame>
        <draw:frame draw:style-name="gr16" draw:text-style-name="P6" draw:layer="layout" svg:width="1.662cm" svg:height="0.962cm" svg:x="24.3cm" svg:y="14.9cm">
          <draw:text-box>
            <text:p>R_L</text:p>
          </draw:text-box>
        </draw:frame>
        <draw:frame draw:style-name="gr18" draw:text-style-name="P6" draw:layer="layout" svg:width="1.95cm" svg:height="0.962cm" draw:transform="rotate (-1.54828157944417) translate (22.886cm 9.649cm)">
          <draw:text-box>
            <text:p>R_<text:span text:style-name="T1">π2</text:span></text:p>
          </draw:text-box>
        </draw:frame>
        <draw:frame draw:style-name="gr24" draw:text-style-name="P6" draw:layer="layout" svg:width="0.853cm" svg:height="0.962cm" svg:x="0.047cm" svg:y="8.038cm">
          <draw:text-box>
            <text:p>1</text:p>
          </draw:text-box>
        </draw:frame>
        <draw:frame draw:style-name="gr24" draw:text-style-name="P6" draw:layer="layout" svg:width="0.853cm" svg:height="0.962cm" svg:x="5.148cm" svg:y="7.738cm">
          <draw:text-box>
            <text:p>2</text:p>
          </draw:text-box>
        </draw:frame>
        <draw:frame draw:style-name="gr24" draw:text-style-name="P6" draw:layer="layout" svg:width="0.853cm" svg:height="0.962cm" svg:x="9.249cm" svg:y="7.738cm">
          <draw:text-box>
            <text:p>3</text:p>
          </draw:text-box>
        </draw:frame>
        <draw:frame draw:style-name="gr24" draw:text-style-name="P6" draw:layer="layout" svg:width="0.853cm" svg:height="0.962cm" svg:x="12.65cm" svg:y="11.438cm">
          <draw:text-box>
            <text:p>4</text:p>
          </draw:text-box>
        </draw:frame>
        <draw:frame draw:style-name="gr24" draw:text-style-name="P6" draw:layer="layout" svg:width="0.853cm" svg:height="0.962cm" svg:x="18.15cm" svg:y="7.738cm">
          <draw:text-box>
            <text:p>5</text:p>
          </draw:text-box>
        </draw:frame>
        <draw:frame draw:style-name="gr24" draw:text-style-name="P6" draw:layer="layout" svg:width="0.853cm" svg:height="0.962cm" svg:x="22.551cm" svg:y="11.438cm">
          <draw:text-box>
            <text:p>6</text:p>
          </draw:text-box>
        </draw:frame>
        <draw:frame draw:style-name="gr24" draw:text-style-name="P6" draw:layer="layout" svg:width="0.853cm" svg:height="0.962cm" svg:x="26.751cm" svg:y="13.738cm">
          <draw:text-box>
            <text:p>7</text:p>
          </draw:text-box>
        </draw:frame>
        <draw:g>
          <draw:custom-shape draw:style-name="gr25" draw:text-style-name="P2" draw:layer="layout" svg:width="0.603cm" svg:height="1.993cm" svg:x="8.741cm" svg:y="5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9.048cm" svg:y1="5.045cm" svg:x2="9.06cm" svg:y2="4.125cm">
            <text:p/>
          </draw:line>
          <draw:line draw:style-name="gr1" draw:text-style-name="P1" draw:layer="layout" svg:x1="9.048cm" svg:y1="7.98cm" svg:x2="9.06cm" svg:y2="7.06cm">
            <text:p/>
          </draw:line>
        </draw:g>
        <draw:custom-shape draw:style-name="gr10" draw:text-style-name="P4" draw:layer="layout" svg:width="1.385cm" svg:height="1.386cm" svg:x="28.458cm" svg:y="6.268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912cm" svg:height="0.962cm" svg:x="26.8cm" svg:y="6.3cm">
          <draw:text-box>
            <text:p>V_cc</text:p>
          </draw:text-box>
        </draw:frame>
        <draw:line draw:style-name="gr4" draw:text-style-name="P3" draw:layer="layout" svg:x1="9.043cm" svg:y1="16.741cm" svg:x2="9.043cm" svg:y2="11.852cm">
          <text:p/>
        </draw:line>
        <draw:line draw:style-name="gr4" draw:text-style-name="P3" draw:layer="layout" svg:x1="9.043cm" svg:y1="13.642cm" svg:x2="9.043cm" svg:y2="8.753cm">
          <text:p/>
        </draw:line>
        <draw:g>
          <draw:custom-shape draw:style-name="gr25" draw:text-style-name="P2" draw:layer="layout" svg:width="0.603cm" svg:height="1.993cm" svg:x="8.741cm" svg:y="11.337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9.048cm" svg:y1="11.345cm" svg:x2="9.06cm" svg:y2="10.425cm">
            <text:p/>
          </draw:line>
          <draw:line draw:style-name="gr1" draw:text-style-name="P1" draw:layer="layout" svg:x1="9.048cm" svg:y1="14.28cm" svg:x2="9.06cm" svg:y2="13.36cm">
            <text:p/>
          </draw:line>
        </draw:g>
        <draw:frame draw:style-name="gr17" draw:text-style-name="P6" draw:layer="layout" svg:width="2.085cm" svg:height="0.962cm" svg:x="6.801cm" svg:y="5.7cm">
          <draw:text-box>
            <text:p>R_B1</text:p>
          </draw:text-box>
        </draw:frame>
        <draw:line draw:style-name="gr5" draw:text-style-name="P3" draw:layer="layout" svg:x1="9cm" svg:y1="3.7cm" svg:x2="29.201cm" svg:y2="3.742cm">
          <text:p/>
        </draw:line>
        <draw:frame draw:style-name="gr27" draw:text-style-name="P6" draw:layer="layout" svg:width="0.925cm" svg:height="0.962cm" svg:x="9.448cm" svg:y="15.338cm">
          <draw:text-box>
            <text:p>B</text:p>
          </draw:text-box>
        </draw:frame>
        <draw:frame draw:style-name="gr27" draw:text-style-name="P6" draw:layer="layout" svg:width="0.925cm" svg:height="0.962cm" svg:x="14.249cm" svg:y="15.438cm">
          <draw:text-box>
            <text:p>A</text:p>
          </draw:text-box>
        </draw:frame>
        <draw:frame draw:style-name="gr28" draw:text-style-name="P6" draw:layer="layout" svg:width="0.959cm" svg:height="0.962cm" svg:x="15.349cm" svg:y="11.238cm">
          <draw:text-box>
            <text:p>C</text:p>
          </draw:text-box>
        </draw:frame>
        <draw:frame draw:style-name="gr28" draw:text-style-name="P6" draw:layer="layout" svg:width="0.959cm" svg:height="0.962cm" svg:x="19.85cm" svg:y="15.438cm">
          <draw:text-box>
            <text:p>D</text:p>
          </draw:text-box>
        </draw:frame>
        <draw:frame draw:style-name="gr27" draw:text-style-name="P6" draw:layer="layout" svg:width="0.925cm" svg:height="0.962cm" svg:x="14.25cm" svg:y="15.438cm">
          <draw:text-box>
            <text:p>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draw:marker-start-width="0.35cm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8:42:43.726922958</meta:creation-date>
    <dc:date>2021-05-23T17:29:08.028975748</dc:date>
    <meta:editing-duration>PT5H47M56S</meta:editing-duration>
    <meta:editing-cycles>11</meta:editing-cycles>
    <meta:generator>LibreOffice/6.4.6.2$Linux_X86_64 LibreOffice_project/40$Build-2</meta:generator>
    <meta:document-statistic meta:object-count="137"/>
  </office:meta>
</office:document-meta>
</file>